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0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25" style:family="table-cell" style:parent-style-name="Default" style:data-style-name="N11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27" style:family="table-cell" style:parent-style-name="Default" style:data-style-name="N10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28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1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0.494cm" svg:y="10.053cm">
            <draw:object draw:notify-on-update-of-ranges="Foglio1.H6:Foglio1.J6 Foglio1.G3:Foglio1.G3 Foglio1.H12:Foglio1.J12 Foglio1.B3:Foglio1.B3 Foglio1.C12:Foglio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191cm" svg:y="1.084cm">
            <draw:object draw:notify-on-update-of-ranges="Foglio1.C6:Foglio1.E6 Foglio1.B3:Foglio1.B3 Foglio1.C15:Foglio1.E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20.154cm" svg:y="10.372cm">
            <draw:object draw:notify-on-update-of-ranges="Foglio1.C6:Foglio1.E6 Foglio1.B3:Foglio1.B3 Foglio1.C16:Foglio1.E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29"/>
        <table:table-column table:style-name="co3" table:default-cell-style-name="ce27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ce29"/>
        <table:table-column table:style-name="co3" table:default-cell-style-name="ce27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17" table:number-rows-spanned="2">
            <text:p>Analisi dei tempi di esecuzione, speed-up ed efficienza per il prodotto matrice-matrice in ambiente MIMD a memoria distribuita</text:p>
          </table:table-cell>
          <table:covered-table-cell table:number-columns-repeated="3" table:style-name="Default"/>
          <table:covered-table-cell/>
          <table:covered-table-cell table:number-columns-repeated="4" table:style-name="Default"/>
          <table:covered-table-cell table:number-columns-repeated="4"/>
          <table:covered-table-cell table:style-name="Default"/>
          <table:covered-table-cell table:number-columns-repeated="3"/>
        </table:table-row>
        <table:table-row table:style-name="ro2">
          <table:table-cell/>
          <table:covered-table-cell table:style-name="ce9"/>
          <table:covered-table-cell table:number-columns-repeated="3" table:style-name="Default"/>
          <table:covered-table-cell/>
          <table:covered-table-cell table:number-columns-repeated="4" table:style-name="Default"/>
          <table:covered-table-cell table:number-columns-repeated="4"/>
          <table:covered-table-cell table:style-name="Default"/>
          <table:covered-table-cell table:number-columns-repeated="3"/>
        </table:table-row>
        <table:table-row table:style-name="ro3">
          <table:table-cell/>
          <table:table-cell table:style-name="ce7" office:value-type="string" calcext:value-type="string" table:number-columns-spanned="4" table:number-rows-spanned="2">
            <text:p>4 processori</text:p>
          </table:table-cell>
          <table:covered-table-cell table:number-columns-repeated="3" table:style-name="ce11"/>
          <table:table-cell/>
          <table:table-cell table:style-name="ce7" office:value-type="string" calcext:value-type="string" table:number-columns-spanned="4" table:number-rows-spanned="2">
            <text:p>1 processore</text:p>
          </table:table-cell>
          <table:covered-table-cell table:number-columns-repeated="3" table:style-name="ce11"/>
          <table:table-cell table:number-columns-repeated="8"/>
        </table:table-row>
        <table:table-row table:style-name="ro3">
          <table:table-cell/>
          <table:covered-table-cell table:number-columns-repeated="4" table:style-name="ce11"/>
          <table:table-cell/>
          <table:covered-table-cell table:number-columns-repeated="4" table:style-name="ce11"/>
          <table:table-cell table:number-columns-repeated="8"/>
        </table:table-row>
        <table:table-row table:style-name="ro4">
          <table:table-cell/>
          <table:table-cell table:style-name="ce13" office:value-type="string" calcext:value-type="string" table:number-columns-spanned="1" table:number-rows-spanned="2">
            <text:p>#</text:p>
          </table:table-cell>
          <table:table-cell table:style-name="ce19" office:value-type="string" calcext:value-type="string" table:number-columns-spanned="3" table:number-rows-spanned="1">
            <text:p>Dimensione della matrice</text:p>
          </table:table-cell>
          <table:covered-table-cell table:style-name="ce13"/>
          <table:covered-table-cell table:style-name="ce11"/>
          <table:table-cell/>
          <table:table-cell table:style-name="ce13" office:value-type="string" calcext:value-type="string" table:number-columns-spanned="1" table:number-rows-spanned="2">
            <text:p>#</text:p>
          </table:table-cell>
          <table:table-cell table:style-name="ce19" office:value-type="string" calcext:value-type="string" table:number-columns-spanned="3" table:number-rows-spanned="1">
            <text:p>Dimensione della matrice</text:p>
          </table:table-cell>
          <table:covered-table-cell table:style-name="ce13"/>
          <table:covered-table-cell table:style-name="ce11"/>
          <table:table-cell table:number-columns-repeated="8"/>
        </table:table-row>
        <table:table-row table:style-name="ro4">
          <table:table-cell/>
          <table:covered-table-cell/>
          <table:table-cell table:style-name="ce8" office:value-type="string" calcext:value-type="string">
            <text:p>8x8</text:p>
          </table:table-cell>
          <table:table-cell table:style-name="ce8" office:value-type="string" calcext:value-type="string">
            <text:p>100x100</text:p>
          </table:table-cell>
          <table:table-cell table:style-name="ce8" office:value-type="string" calcext:value-type="string">
            <text:p>300x300</text:p>
          </table:table-cell>
          <table:table-cell/>
          <table:covered-table-cell/>
          <table:table-cell table:style-name="ce8" office:value-type="string" calcext:value-type="string">
            <text:p>8x8</text:p>
          </table:table-cell>
          <table:table-cell table:style-name="ce8" office:value-type="string" calcext:value-type="string">
            <text:p>100x100</text:p>
          </table:table-cell>
          <table:table-cell table:style-name="ce8" office:value-type="string" calcext:value-type="string">
            <text:p>300x300</text:p>
          </table:table-cell>
          <table:table-cell table:number-columns-repeated="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0.00018191" calcext:value-type="float">
            <text:p>1,82E-04</text:p>
          </table:table-cell>
          <table:table-cell office:value-type="float" office:value="0.00087241" calcext:value-type="float">
            <text:p>8,72E-04</text:p>
          </table:table-cell>
          <table:table-cell office:value-type="float" office:value="0.010882" calcext:value-type="float">
            <text:p>1,088E-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40531" calcext:value-type="float">
            <text:p>4,05E-06</text:p>
          </table:table-cell>
          <table:table-cell office:value-type="float" office:value="0.0016921" calcext:value-type="float">
            <text:p>1,69E-03</text:p>
          </table:table-cell>
          <table:table-cell office:value-type="float" office:value="0.041499" calcext:value-type="float">
            <text:p>4,150E-02</text:p>
          </table:table-cell>
          <table:table-cell table:number-columns-repeated="8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0.00022793" calcext:value-type="float">
            <text:p>2,28E-04</text:p>
          </table:table-cell>
          <table:table-cell office:value-type="float" office:value="0.00087595" calcext:value-type="float">
            <text:p>8,76E-04</text:p>
          </table:table-cell>
          <table:table-cell office:value-type="float" office:value="0.010881" calcext:value-type="float">
            <text:p>1,088E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0040531" calcext:value-type="float">
            <text:p>4,05E-06</text:p>
          </table:table-cell>
          <table:table-cell office:value-type="float" office:value="0.0016952" calcext:value-type="float">
            <text:p>1,70E-03</text:p>
          </table:table-cell>
          <table:table-cell office:value-type="float" office:value="0.037631" calcext:value-type="float">
            <text:p>3,763E-02</text:p>
          </table:table-cell>
          <table:table-cell table:number-columns-repeated="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0.00019097" calcext:value-type="float">
            <text:p>1,91E-04</text:p>
          </table:table-cell>
          <table:table-cell office:value-type="float" office:value="0.00088501" calcext:value-type="float">
            <text:p>8,85E-04</text:p>
          </table:table-cell>
          <table:table-cell office:value-type="float" office:value="0.010895" calcext:value-type="float">
            <text:p>1,090E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040531" calcext:value-type="float">
            <text:p>4,05E-06</text:p>
          </table:table-cell>
          <table:table-cell office:value-type="float" office:value="0.0016918" calcext:value-type="float">
            <text:p>1,69E-03</text:p>
          </table:table-cell>
          <table:table-cell office:value-type="float" office:value="0.039045" calcext:value-type="float">
            <text:p>3,905E-02</text:p>
          </table:table-cell>
          <table:table-cell table:number-columns-repeated="8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0.00018501" calcext:value-type="float">
            <text:p>1,85E-04</text:p>
          </table:table-cell>
          <table:table-cell office:value-type="float" office:value="0.00087309" calcext:value-type="float">
            <text:p>8,73E-04</text:p>
          </table:table-cell>
          <table:table-cell office:value-type="float" office:value="0.010895" calcext:value-type="float">
            <text:p>1,09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0040531" calcext:value-type="float">
            <text:p>4,05E-06</text:p>
          </table:table-cell>
          <table:table-cell office:value-type="float" office:value="0.0017002" calcext:value-type="float">
            <text:p>1,70E-03</text:p>
          </table:table-cell>
          <table:table-cell office:value-type="float" office:value="0.037776" calcext:value-type="float">
            <text:p>3,778E-02</text:p>
          </table:table-cell>
          <table:table-cell table:number-columns-repeated="8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.00019908" calcext:value-type="float">
            <text:p>1,99E-04</text:p>
          </table:table-cell>
          <table:table-cell table:style-name="ce30" office:value-type="float" office:value="0.00086904" calcext:value-type="float">
            <text:p>8,69E-04</text:p>
          </table:table-cell>
          <table:table-cell table:style-name="ce28" office:value-type="float" office:value="0.010895" calcext:value-type="float">
            <text:p>1,090E-0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.0000038147" calcext:value-type="float">
            <text:p>3,81E-06</text:p>
          </table:table-cell>
          <table:table-cell table:style-name="ce30" office:value-type="float" office:value="0.001688" calcext:value-type="float">
            <text:p>1,69E-03</text:p>
          </table:table-cell>
          <table:table-cell table:style-name="ce28" office:value-type="float" office:value="0.038751" calcext:value-type="float">
            <text:p>3,875E-02</text:p>
          </table:table-cell>
          <table:table-cell table:number-columns-repeated="8"/>
        </table:table-row>
        <table:table-row table:style-name="ro5">
          <table:table-cell/>
          <table:table-cell table:style-name="ce26"/>
          <table:table-cell table:style-name="ce36" table:formula="of:=AVERAGE([.C7:.C11])" office:value-type="float" office:value="0.00019698" calcext:value-type="float">
            <text:p>1,97E-04</text:p>
          </table:table-cell>
          <table:table-cell table:style-name="ce36" table:formula="of:=AVERAGE([.D7:.D11])" office:value-type="float" office:value="0.0008751" calcext:value-type="float">
            <text:p>8,75E-04</text:p>
          </table:table-cell>
          <table:table-cell table:style-name="ce31" table:formula="of:=AVERAGE([.E7:.E11])" office:value-type="float" office:value="0.0108896" calcext:value-type="float">
            <text:p>1,089E-02</text:p>
          </table:table-cell>
          <table:table-cell/>
          <table:table-cell table:style-name="ce26"/>
          <table:table-cell table:style-name="ce36" table:formula="of:=AVERAGE([.H7:.H11])" office:value-type="float" office:value="0.00000400542" calcext:value-type="float">
            <text:p>4,01E-06</text:p>
          </table:table-cell>
          <table:table-cell table:style-name="ce36" table:formula="of:=AVERAGE([.I7:.I11])" office:value-type="float" office:value="0.00169346" calcext:value-type="float">
            <text:p>1,69E-03</text:p>
          </table:table-cell>
          <table:table-cell table:style-name="ce31" table:formula="of:=AVERAGE([.J7:.J11])" office:value-type="float" office:value="0.0389404" calcext:value-type="float">
            <text:p>3,894E-02</text:p>
          </table:table-cell>
          <table:table-cell table:number-columns-repeated="4"/>
          <table:table-cell table:style-name="ce26"/>
          <table:table-cell table:number-columns-repeated="3"/>
        </table:table-row>
        <table:table-row table:style-name="ro3" table:number-rows-repeated="2">
          <table:table-cell/>
          <table:table-cell table:style-name="ce12" table:number-columns-repeated="4"/>
          <table:table-cell/>
          <table:table-cell table:style-name="Default" table:number-columns-repeated="3"/>
          <table:table-cell table:style-name="ce12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S(p) =</text:p>
          </table:table-cell>
          <table:table-cell table:style-name="ce25" table:formula="of:=[.H12]/[.C12]" office:value-type="float" office:value="0.0203341455985379" calcext:value-type="float">
            <text:p>0,0203</text:p>
          </table:table-cell>
          <table:table-cell table:style-name="ce25" table:formula="of:=[.I12]/[.D12]" office:value-type="float" office:value="1.93516169580619" calcext:value-type="float">
            <text:p>1,9352</text:p>
          </table:table-cell>
          <table:table-cell table:style-name="ce25" table:formula="of:=[.J12]/[.E12]" office:value-type="float" office:value="3.57592565383485" calcext:value-type="float">
            <text:p>3,5759</text:p>
          </table:table-cell>
          <table:table-cell/>
          <table:table-cell table:style-name="Default" table:number-columns-repeated="3"/>
          <table:table-cell table:style-name="ce12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E(p) =</text:p>
          </table:table-cell>
          <table:table-cell table:style-name="ce25" table:formula="of:=[.C15]/4" office:value-type="float" office:value="0.00508353639963448" calcext:value-type="float">
            <text:p>0,0051</text:p>
          </table:table-cell>
          <table:table-cell table:style-name="ce25" table:formula="of:=[.D15]/4" office:value-type="float" office:value="0.483790423951549" calcext:value-type="float">
            <text:p>0,4838</text:p>
          </table:table-cell>
          <table:table-cell table:style-name="ce25" table:formula="of:=[.E15]/4" office:value-type="float" office:value="0.893981413458713" calcext:value-type="float">
            <text:p>0,8940</text:p>
          </table:table-cell>
          <table:table-cell/>
          <table:table-cell table:style-name="Default" table:number-columns-repeated="3"/>
          <table:table-cell table:style-name="ce1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 number:title="Personalizzato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34:49.62408336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2:27:06.726093026</meta:creation-date>
    <dc:date>2020-12-28T16:55:52.080063377</dc:date>
    <meta:editing-duration>PT3H25M1S</meta:editing-duration>
    <meta:editing-cycles>55</meta:editing-cycles>
    <meta:generator>LibreOffice/6.4.6.2$Linux_X86_64 LibreOffice_project/40$Build-2</meta:generator>
    <meta:document-statistic meta:table-count="1" meta:cell-count="6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0cm" svg:y="0cm" chart:style-name="ch2">
          <text:p/>
        </chart:subtitle>
        <chart:legend chart:legend-position="bottom" svg:x="4.934cm" svg:y="8.401cm" style:legend-expansion="wide" chart:style-name="ch3"/>
        <chart:plot-area chart:style-name="ch4" table:cell-range-address="Foglio1.H6:Foglio1.J6 Foglio1.G3:Foglio1.G3 Foglio1.H12:Foglio1.J12 Foglio1.B3:Foglio1.B3 Foglio1.C12:Foglio1.E12" chart:data-source-has-labels="both" svg:x="1.331cm" svg:y="0.18cm" svg:width="14.349cm" svg:height="6.876cm">
          <chartooo:coordinate-region svg:x="2.429cm" svg:y="0.379cm" svg:width="12.601cm" svg:height="6.03cm"/>
          <chart:axis chart:dimension="x" chart:name="primary-x" chart:style-name="ch5" chartooo:axis-type="auto">
            <chartooo:date-scale/>
            <chart:title svg:x="6.609cm" svg:y="7.236cm" chart:style-name="ch6">
              <text:p>Dimensione della matrice</text:p>
            </chart:title>
            <chart:categories table:cell-range-address="Foglio1.H6:Foglio1.J6"/>
            <chart:grid chart:style-name="ch7" chart:class="major"/>
          </chart:axis>
          <chart:axis chart:dimension="y" chart:name="primary-y" chart:style-name="ch8">
            <chart:title svg:x="0.451cm" svg:y="4.892cm" chart:style-name="ch9">
              <text:p>Tempo (secondi)</text:p>
            </chart:title>
            <chart:grid chart:style-name="ch7" chart:class="major"/>
          </chart:axis>
          <chart:series chart:style-name="ch10" chart:values-cell-range-address="Foglio1.H12:Foglio1.J12" chart:label-cell-address="Foglio1.G3:Foglio1.G3" chart:class="chart:line">
            <chart:data-point chart:repeated="3"/>
          </chart:series>
          <chart:series chart:style-name="ch11" chart:values-cell-range-address="Foglio1.C12:Foglio1.E12" chart:label-cell-address="Foglio1.B3:Foglio1.B3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x8</text:p>
                <draw:g>
                  <svg:desc>Foglio1.H6:Foglio1.J6</svg:desc>
                </draw:g>
              </table:table-cell>
              <table:table-cell office:value-type="string">
                <text:p>100x100</text:p>
              </table:table-cell>
              <table:table-cell office:value-type="string">
                <text:p>300x300</text:p>
              </table:table-cell>
            </table:table-row>
          </table:table-header-rows>
          <table:table-rows>
            <table:table-row>
              <table:table-cell office:value-type="string">
                <text:p>1 processore</text:p>
                <draw:g>
                  <svg:desc>Foglio1.G3:Foglio1.G3</svg:desc>
                </draw:g>
              </table:table-cell>
              <table:table-cell office:value-type="float" office:value="0.00000400542">
                <text:p>0.00000400542</text:p>
                <draw:g>
                  <svg:desc>Foglio1.H12:Foglio1.J12</svg:desc>
                </draw:g>
              </table:table-cell>
              <table:table-cell office:value-type="float" office:value="0.00169346">
                <text:p>0.00169346</text:p>
              </table:table-cell>
              <table:table-cell office:value-type="float" office:value="0.0389404">
                <text:p>0.0389404</text:p>
              </table:table-cell>
            </table:table-row>
            <table:table-row>
              <table:table-cell office:value-type="string">
                <text:p>4 processori</text:p>
                <draw:g>
                  <svg:desc>Foglio1.B3:Foglio1.B3</svg:desc>
                </draw:g>
              </table:table-cell>
              <table:table-cell office:value-type="float" office:value="0.00019698">
                <text:p>0.00019698</text:p>
                <draw:g>
                  <svg:desc>Foglio1.C12:Foglio1.E12</svg:desc>
                </draw:g>
              </table:table-cell>
              <table:table-cell office:value-type="float" office:value="0.0008751">
                <text:p>0.0008751</text:p>
              </table:table-cell>
              <table:table-cell office:value-type="float" office:value="0.0108896">
                <text:p>0.010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Foglio1.C6:Foglio1.E6 Foglio1.B3:Foglio1.B3 Foglio1.C15:Foglio1.E15" chart:data-source-has-labels="both" svg:x="1.331cm" svg:y="0.18cm" svg:width="14.349cm" svg:height="7.659cm">
          <chartooo:coordinate-region svg:x="2.243cm" svg:y="0.379cm" svg:width="12.787cm" svg:height="6.813cm"/>
          <chart:axis chart:dimension="x" chart:name="primary-x" chart:style-name="ch4" chartooo:axis-type="auto">
            <chartooo:date-scale/>
            <chart:title svg:x="6.609cm" svg:y="8.019cm" chart:style-name="ch5">
              <text:p>Dimensione della matrice</text:p>
            </chart:title>
            <chart:categories table:cell-range-address="Foglio1.C6:Foglio1.E6"/>
            <chart:grid chart:style-name="ch6" chart:class="major"/>
          </chart:axis>
          <chart:axis chart:dimension="y" chart:name="primary-y" chart:style-name="ch7">
            <chart:title svg:x="0.451cm" svg:y="4.781cm" chart:style-name="ch8">
              <text:p>Speed-up</text:p>
            </chart:title>
            <chart:grid chart:style-name="ch6" chart:class="major"/>
          </chart:axis>
          <chart:series chart:style-name="ch9" chart:values-cell-range-address="Foglio1.C15:Foglio1.E15" chart:label-cell-address="Foglio1.B3:Foglio1.B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x8</text:p>
                <draw:g>
                  <svg:desc>Foglio1.C6:Foglio1.E6</svg:desc>
                </draw:g>
              </table:table-cell>
              <table:table-cell office:value-type="string">
                <text:p>100x100</text:p>
              </table:table-cell>
              <table:table-cell office:value-type="string">
                <text:p>300x300</text:p>
              </table:table-cell>
            </table:table-row>
          </table:table-header-rows>
          <table:table-rows>
            <table:table-row>
              <table:table-cell office:value-type="string">
                <text:p>4 processori</text:p>
                <draw:g>
                  <svg:desc>Foglio1.B3:Foglio1.B3</svg:desc>
                </draw:g>
              </table:table-cell>
              <table:table-cell office:value-type="float" office:value="0.0203341455985379">
                <text:p>0.0203341455985379</text:p>
                <draw:g>
                  <svg:desc>Foglio1.C15:Foglio1.E15</svg:desc>
                </draw:g>
              </table:table-cell>
              <table:table-cell office:value-type="float" office:value="1.93516169580619">
                <text:p>1.93516169580619</text:p>
              </table:table-cell>
              <table:table-cell office:value-type="float" office:value="3.57592565383485">
                <text:p>3.575925653834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Foglio1.C6:Foglio1.E6 Foglio1.B3:Foglio1.B3 Foglio1.C16:Foglio1.E16" chart:data-source-has-labels="both" svg:x="1.331cm" svg:y="0.18cm" svg:width="14.349cm" svg:height="7.659cm">
          <chartooo:coordinate-region svg:x="2.243cm" svg:y="0.379cm" svg:width="12.787cm" svg:height="6.813cm"/>
          <chart:axis chart:dimension="x" chart:name="primary-x" chart:style-name="ch4" chartooo:axis-type="auto">
            <chartooo:date-scale/>
            <chart:title svg:x="6.609cm" svg:y="8.019cm" chart:style-name="ch5">
              <text:p>Dimensione della matrice</text:p>
            </chart:title>
            <chart:categories table:cell-range-address="Foglio1.C6:Foglio1.E6"/>
            <chart:grid chart:style-name="ch6" chart:class="major"/>
          </chart:axis>
          <chart:axis chart:dimension="y" chart:name="primary-y" chart:style-name="ch7">
            <chart:title svg:x="0.451cm" svg:y="4.767cm" chart:style-name="ch8">
              <text:p>Efficienza</text:p>
            </chart:title>
            <chart:grid chart:style-name="ch6" chart:class="major"/>
          </chart:axis>
          <chart:series chart:style-name="ch9" chart:values-cell-range-address="Foglio1.C16:Foglio1.E16" chart:label-cell-address="Foglio1.B3:Foglio1.B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x8</text:p>
                <draw:g>
                  <svg:desc>Foglio1.C6:Foglio1.E6</svg:desc>
                </draw:g>
              </table:table-cell>
              <table:table-cell office:value-type="string">
                <text:p>100x100</text:p>
              </table:table-cell>
              <table:table-cell office:value-type="string">
                <text:p>300x300</text:p>
              </table:table-cell>
            </table:table-row>
          </table:table-header-rows>
          <table:table-rows>
            <table:table-row>
              <table:table-cell office:value-type="string">
                <text:p>4 processori</text:p>
                <draw:g>
                  <svg:desc>Foglio1.B3:Foglio1.B3</svg:desc>
                </draw:g>
              </table:table-cell>
              <table:table-cell office:value-type="float" office:value="0.00508353639963448">
                <text:p>0.00508353639963448</text:p>
                <draw:g>
                  <svg:desc>Foglio1.C16:Foglio1.E16</svg:desc>
                </draw:g>
              </table:table-cell>
              <table:table-cell office:value-type="float" office:value="0.483790423951549">
                <text:p>0.483790423951549</text:p>
              </table:table-cell>
              <table:table-cell office:value-type="float" office:value="0.893981413458713">
                <text:p>0.893981413458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